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pr1" style:family="presentation" style:parent-style-name="Domyślnie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text-indent="0cm" style:punctuation-wrap="hanging" style:line-break="strict" style:writing-mode="lr-tb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T1" style:family="text">
      <style:text-properties fo:color="#ffffff" fo:font-size="32pt" fo:language="pl" fo:country="PL" style:font-size-asian="32pt" style:language-asian="pl" style:country-asian="PL" style:font-size-complex="32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0" presentation:use-date-time-name="dtd1">
        <draw:custom-shape draw:style-name="gr1" draw:text-style-name="P2" draw:layer="layout" svg:width="23.217cm" svg:height="1.615cm" svg:x="1.588cm" svg:y="7.664cm">
          <text:list text:style-name="L1">
            <text:list-header>
              <text:p text:style-name="P1"><text:span text:style-name="T1">Alleluja, Alleluja, Alleluja, Alleluja.</text:span><text:span text:style-name="T1"> /x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856cm" svg:height="3.17cm" svg:x="1.27cm" svg:y="0.763cm" presentation:class="title" presentation:placeholder="true">
        <draw:text-box/>
      </draw:frame>
      <draw:frame presentation:style-name="Domyślnie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009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09cm" svg:x="18.202cm" svg:y="17.656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omyślnie-title" draw:layer="backgroundobjects" svg:width="32.773cm" svg:height="34.7cm" svg:x="-32.774cm" svg:y="-32.769cm" presentation:class="page"/>
        <draw:frame presentation:style-name="Domyślnie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Łukasz</meta:initial-creator>
    <meta:creation-date>2014-10-12T08:38:30</meta:creation-date>
    <dc:creator>Roman Tsiselskyyy</dc:creator>
    <dc:date>2015-01-06T01:14:10.04</dc:date>
    <meta:editing-cycles>46</meta:editing-cycles>
    <meta:editing-duration>PT6H40M</meta:editing-duration>
    <meta:generator>OpenOffice/4.1.1$Win32 OpenOffice.org_project/411m6$Build-9775</meta:generator>
    <meta:document-statistic meta:object-count="21"/>
  </office:meta>
</office:document-meta>
</file>